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automatic-styles/>
  <office:body>
    <office:spreadsheet>
      <table:table table:name="Sheet1">
        <table:table-row>
          <table:table-cell table:style-name="pd1" office:value-type="string" office:value="НАЗВАНИЕ ТОВАРА">
            <text:p>НАЗВАНИЕ ТОВАРА</text:p>
          </table:table-cell>
          <table:table-cell table:style-name="pd1" office:value-type="string" office:value="СЕКТОР">
            <text:p>СЕКТОР</text:p>
          </table:table-cell>
          <table:table-cell table:style-name="pd1" office:value-type="string" office:value="ПОЛОЖЕНИЕ В СЕКТОРЕ">
            <text:p>ПОЛОЖЕНИЕ В СЕКТОРЕ</text:p>
          </table:table-cell>
          <table:table-cell table:style-name="pd1" office:value-type="string" office:value="КОЛИЧЕСТВО">
            <text:p>КОЛИЧЕСТВО</text:p>
          </table:table-cell>
        </table:table-row>
        <table:table-row>
          <table:table-cell office:value-type="string" office:value="Hyundai solaris 1 ресатйлинг 2014-2017 sedan">
            <text:p>Hyundai solaris 1 ресатйлинг 2014-2017 sedan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 office:value="C (склад середина)">
            <text:p>C (склад середина)</text:p>
          </table:table-cell>
          <table:table-cell office:value-type="string" office:value="полка под рамками">
            <text:p>полка под рамками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dc="http://purl.org/dc/elements/1.1/" office:version="1.2">
  <office:meta>
    <meta:generator>ODFPY/1.4.1</meta:generator>
  </office:meta>
</office:document-meta>
</file>